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b2b2b2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99cc" draw:textarea-vertical-align="middle" draw:auto-grow-height="false" fo:min-height="0.749cm" fo:min-width="0.499cm"/>
    </style:style>
    <style:style style:name="gr6" style:family="graphic" style:parent-style-name="standard">
      <style:graphic-properties draw:fill="solid" draw:fill-color="#ff66cc"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cm" svg:height="0.9cm" svg:x="2.9cm" svg:y="6.2cm">
          <text:p text:style-name="P1">testlis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cm" svg:height="0.9cm" svg:x="3cm" svg:y="8.8cm">
          <text:p text:style-name="P1">newtestlis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cm" svg:height="0.8cm" svg:x="8.8cm" svg:y="6.2cm">
          <text:p text:style-name="P1">[1,2,3,4]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cm" svg:height="0.8cm" svg:x="8.8cm" svg:y="8.8cm">
          <text:p text:style-name="P1">[9,8,7,6,testlist]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9cm" svg:y1="6.7cm" svg:x2="8.7cm" svg:y2="6.7cm">
          <text:p/>
        </draw:line>
        <draw:line draw:style-name="gr4" draw:text-style-name="P1" draw:layer="layout" svg:x1="6.1cm" svg:y1="9.3cm" svg:x2="8.7cm" svg:y2="9.3cm">
          <text:p/>
        </draw:line>
        <draw:line draw:style-name="gr4" draw:text-style-name="P1" draw:layer="layout" svg:x1="12.2cm" svg:y1="8.8cm" svg:x2="10.8cm" svg:y2="7.1cm">
          <text:p/>
        </draw:line>
        <draw:custom-shape draw:style-name="gr5" draw:text-style-name="P1" draw:layer="layout" svg:width="1.4cm" svg:height="1.4cm" svg:x="11.3cm" svg:y="9.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6" draw:text-style-name="P1" draw:layer="layout" svg:width="5.8cm" svg:height="0.8cm" svg:x="12.9cm" svg:y="10.3cm">
          <text:p text:style-name="P1">[9,8,7,6,[1,2,3,4]]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cm" svg:height="0.8cm" svg:x="8.8cm" svg:y="4cm">
          <text:p text:style-name="P1">[100,99]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.8cm" svg:y1="6.4cm" svg:x2="8.6cm" svg:y2="4.6cm">
          <text:p/>
        </draw:line>
        <draw:frame draw:style-name="gr8" draw:layer="layout" svg:width="2.2cm" svg:height="0.988cm" svg:x="12.2cm" svg:y="7.5cm">
          <draw:text-box>
            <text:p>引用</text:p>
          </draw:text-box>
        </draw:frame>
        <draw:frame draw:style-name="gr8" draw:layer="layout" svg:width="2.2cm" svg:height="1.725cm" svg:x="5.5cm" svg:y="3.975cm">
          <draw:text-box>
            <text:p>重新定义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iosk </meta:initial-creator>
    <meta:creation-date>2016-11-10T12:25:33.881127121</meta:creation-date>
    <dc:date>2016-11-10T12:32:40.943413287</dc:date>
    <dc:creator>kiosk </dc:creator>
    <meta:editing-duration>P0D</meta:editing-duration>
    <meta:editing-cycles>1</meta:editing-cycles>
    <meta:document-statistic meta:object-count="13"/>
    <meta:generator>LibreOffice/4.1.6.2$Linux_X86_64 LibreOffice_project/40ff705089295be5be0aae9b15123f687c05b0a</meta:generator>
  </office:meta>
</office:document-meta>
</file>